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cm"/>
          <style:tab-stop style:position="6.502cm"/>
          <style:tab-stop style:position="15.002cm" style:leader-style="dotted" style:leader-text=".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cm"/>
          <style:tab-stop style:position="6.502cm"/>
          <style:tab-stop style:position="15.002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3cm"/>
          <style:tab-stop style:position="6.502cm"/>
          <style:tab-stop style:position="15.002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503cm" style:type="right"/>
          <style:tab-stop style:position="6.502cm"/>
          <style:tab-stop style:position="15.002cm" style:leader-style="dotted" style:leader-text=".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cm"/>
          <style:tab-stop style:position="8.996cm"/>
          <style:tab-stop style:position="15.002cm"/>
        </style:tab-stops>
      </style:paragraph-properties>
      <style:text-properties officeooo:paragraph-rsid="0003f45b"/>
    </style:style>
    <style:style style:name="P6" style:family="paragraph" style:parent-style-name="Standard">
      <style:paragraph-properties>
        <style:tab-stops>
          <style:tab-stop style:position="3.493cm"/>
          <style:tab-stop style:position="6.502cm"/>
          <style:tab-stop style:position="15.002cm"/>
        </style:tab-stops>
      </style:paragraph-properties>
      <style:text-properties officeooo:paragraph-rsid="0003f45b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9.252cm"/>
          <style:tab-stop style:position="14.252cm" style:leader-style="dotted" style:leader-text=".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1.753cm" style:type="center"/>
        </style:tab-stops>
      </style:paragraph-properties>
    </style:style>
    <style:style style:name="P10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>
        <style:tab-stops>
          <style:tab-stop style:position="11.753cm" style:type="center"/>
        </style:tab-stops>
      </style:paragraph-properties>
    </style:style>
    <style:style style:name="P11" style:family="paragraph" style:parent-style-name="Standard">
      <style:paragraph-properties style:writing-mode="lr-tb">
        <style:tab-stops>
          <style:tab-stop style:position="3.493cm"/>
          <style:tab-stop style:position="6.502cm"/>
          <style:tab-stop style:position="15cm" style:leader-style="dotted" style:leader-text="."/>
        </style:tab-stops>
      </style:paragraph-properties>
      <style:text-properties officeooo:paragraph-rsid="0003f45b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16.002cm" style:type="right"/>
        </style:tab-stops>
      </style:paragraph-properties>
    </style:style>
    <style:style style:name="T1" style:family="text">
      <style:text-properties officeooo:rsid="000830d6"/>
    </style:style>
    <style:style style:name="T2" style:family="text">
      <style:text-properties officeooo:rsid="0009af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5. sz. melléklet</text:p>
      <text:p text:style-name="Standard"/>
      <text:p text:style-name="Standard"/>
      <text:p text:style-name="Standard"/>
      <text:p text:style-name="P7">NYILATKOZAT</text:p>
      <text:p text:style-name="Standard"/>
      <text:p text:style-name="Standard"/>
      <text:p text:style-name="P1"><text:tab/>Gondviselő neve:<text:tab/><text:tab/></text:p>
      <text:p text:style-name="P1"><text:tab/>Születési helye, ideje:<text:tab/><text:tab/></text:p>
      <text:p text:style-name="P1"><text:tab/>Lakóhelye:<text:tab/><text:tab/></text:p>
      <text:p text:style-name="P1"><text:tab/>Tartózkodási helye:<text:tab/><text:tab/></text:p>
      <text:p text:style-name="P2"><text:span text:style-name="T1">Büntetőjogi </text:span>felelősségem tudatában kijelentem, hogy gyermekemmel:</text:p>
      <text:p text:style-name="P2"/>
      <text:p text:style-name="P4"><text:tab/>név:<text:tab/><text:tab/></text:p>
      <text:p text:style-name="P4"><text:tab/>születési hely, idő:<text:tab/><text:tab/></text:p>
      <text:p text:style-name="P2">*életvitelszerűen <text:s/></text:p>
      <text:p text:style-name="P6"><text:tab/>lakóhelyemen</text:p>
      <text:p text:style-name="P6"><text:tab/>tartózkodási <text:s/>helyemen</text:p>
      <text:p text:style-name="P11"><text:tab/><text:span text:style-name="T1">egyéb címen:<text:tab/><text:tab/></text:span></text:p>
      <text:p text:style-name="P5"><text:tab/><text:tab/>élek.</text:p>
      <text:p text:style-name="P3"><text:bookmark text:name="_GoBack"/></text:p>
      <text:p text:style-name="P3">……………………….…., 201<text:span text:style-name="T2">8. …..</text:span> ……………………….</text:p>
      <text:p text:style-name="P3"/>
      <text:p text:style-name="P8"><text:tab/><text:tab/></text:p>
      <text:p text:style-name="P9"><text:tab/>gondviselő aláírása</text:p>
      <text:p text:style-name="P9"/>
      <text:p text:style-name="P10">*megfelelő rész aláhúzand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hu" fo:country="H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ós Károly Általános Iskola</meta:initial-creator>
    <meta:editing-cycles>5</meta:editing-cycles>
    <meta:creation-date>2015-03-09T16:03:00</meta:creation-date>
    <dc:date>2018-02-15T16:09:28.545571488</dc:date>
    <meta:editing-duration>PT3M18S</meta:editing-duration>
    <meta:generator>LibreOffice/5.4.2.2$Linux_X86_64 LibreOffice_project/40m0$Build-2</meta:generator>
    <meta:document-statistic meta:table-count="0" meta:image-count="0" meta:object-count="0" meta:page-count="1" meta:paragraph-count="18" meta:word-count="38" meta:character-count="362" meta:non-whitespace-character-count="309"/>
    <meta:user-defined meta:name="AppVersion">14.0000</meta:user-defined>
    <meta:user-defined meta:name="Company">Kós Károly Általános Iskol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